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1">
      <style:paragraph-properties fo:text-align="end" style:justify-single-word="false"/>
    </style:style>
    <style:style style:name="fr1" style:family="graphic" style:parent-style-name="Frame">
      <style:graphic-properties style:wrap="none" style:vertical-pos="top" style:vertical-rel="page-content" style:horizontal-pos="right" style:horizontal-rel="page-cont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Quadro1" text:anchor-type="paragraph" draw:z-index="0"><draw:text-box fo:min-height="2cm" fo:min-width="7.999cm"><text:h text:style-name="P3" text:outline-level="1">Listadin</text:h><text:p text:style-name="P2">Iniciado em 31 de julho de 2012 por Giovanni Mesquita</text:p><text:p text:style-name="P2">http://github.org/giovannimesquita</text:p></draw:text-box></draw:frame></text:h>
      <text:h text:style-name="Heading_20_1" text:outline-level="1">Roteiro para desenvolvimento</text:h>
      <text:p text:style-name="Text_20_body"/>
      <text:list xml:id="list3269198641" text:style-name="L1">
        <text:list-item>
          <text:p text:style-name="P1">Definição das tecnologias a serem empregadas</text:p>
          <text:list>
            <text:list-item>
              <text:p text:style-name="P1">Banco de dados: Mysql</text:p>
            </text:list-item>
            <text:list-item>
              <text:p text:style-name="P1">Linguagem de programação: PHP 5.4 (preparado para migrar para o PHP 6)</text:p>
            </text:list-item>
            <text:list-item>
              <text:p text:style-name="P1">Servidor: Apache (local e remoto)</text:p>
            </text:list-item>
          </text:list>
        </text:list-item>
        <text:list-item>
          <text:p text:style-name="P1">Esquema do banco de dados</text:p>
        </text:list-item>
        <text:list-item>
          <text:p text:style-name="P1">Montagem do ambiente de trabalho no servidor da IdéiaGráfica</text:p>
          <text:list>
            <text:list-item>
              <text:p text:style-name="P1">Instalar Git no servidor dedicado</text:p>
            </text:list-item>
            <text:list-item>
              <text:p text:style-name="P1">Atualizar PHP para versão 5.4</text:p>
            </text:list-item>
            <text:list-item>
              <text:p text:style-name="P1">Configurar domínio para acesso remoto</text:p>
            </text:list-item>
          </text:list>
        </text:list-item>
        <text:list-item>
          <text:p text:style-name="P1">Organização dos arquivos</text:p>
          <text:list>
            <text:list-item>
              <text:p text:style-name="P1">bd_pdo.php</text:p>
            </text:list-item>
            <text:list-item>
              <text:p text:style-name="P1">bd.php</text:p>
            </text:list-item>
            <text:list-item>
              <text:p text:style-name="P1">listadin.php</text:p>
            </text:list-item>
            <text:list-item>
              <text:p text:style-name="P1">pasta listadin com arquivos individuais com métodos</text:p>
            </text:list-item>
            <text:list-item>
              <text:p text:style-name="P1">Arquivo de teste, em html + php, que processará comandos relacionados e exibirá o resultado na tela.</text:p>
            </text:list-item>
          </text:list>
        </text:list-item>
        <text:list-item>
          <text:p text:style-name="P1">Fluxo do aplicativo</text:p>
          <text:list>
            <text:list-item>
              <text:p text:style-name="P1">Os dados são salvos no banco de dados utilizando-se a organização de listas dinâmicas (ver esquema de banco de dados, item 2)</text:p>
            </text:list-item>
            <text:list-item>
              <text:p text:style-name="P1">A classe BD_PDO faz a conexão com banco de dados.</text:p>
            </text:list-item>
            <text:list-item>
              <text:p text:style-name="P1">A classe BD possui as funções facilidadoras para manipulação dos dados utilizando instruções sql.</text:p>
            </text:list-item>
            <text:list-item>
              <text:p text:style-name="P1">A classe Listadin fará a conversão dos dados do banco de dados em objetos e arrays.</text:p>
            </text:list-item>
            <text:list-item>
              <text:p text:style-name="P1">O arquivo de teste irá disponbilizar uma área de inserção de comandos, exibir o resultado e fornecerá ferramentas para verificação e correção de erros.</text:p>
            </text:list-item>
          </text:list>
        </text:list-item>
        <text:list-item>
          <text:p text:style-name="P1">Definição das classes e métodos da biblioteca listadin.php</text:p>
          <text:list>
            <text:list-item>
              <text:p text:style-name="P1">Leitura:</text:p>
              <text:list>
                <text:list-item>
                  <text:p text:style-name="P1">dados de um serviço</text:p>
                </text:list-item>
                <text:list-item>
                  <text:p text:style-name="P1">dados de uma lista </text:p>
                </text:list-item>
                <text:list-item>
                  <text:p text:style-name="P1"><text:soft-page-break/>lista de itens</text:p>
                </text:list-item>
              </text:list>
            </text:list-item>
          </text:list>
        </text:list-item>
        <text:list-item>
          <text:p text:style-name="P1">Desenvolvimento do arquivo de teste</text:p>
          <text:list>
            <text:list-item>
              <text:p text:style-name="P1">Definição do projeto gráfico</text:p>
            </text:list-item>
            <text:list-item>
              <text:p text:style-name="P1">Montagem html</text:p>
            </text:list-item>
            <text:list-item>
              <text:p text:style-name="P1">Programação da parte do servidor (processamento e resposta)</text:p>
            </text:list-item>
          </text:list>
        </text:list-item>
        <text:list-item>
          <text:p text:style-name="P1">Fase de teste</text:p>
          <text:list>
            <text:list-item>
              <text:p text:style-name="P1">correções e melhoramentos decorrentes dos testes, até um nível satisfatório para a publicação da primeira versão</text:p>
            </text:list-item>
          </text:list>
        </text:list-item>
        <text:list-item>
          <text:p text:style-name="P1">Conclusão, que é a publicação da primeira vers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22:00:51</meta:creation-date>
    <dc:date>2012-07-31T23:41:59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7" meta:word-count="289" meta:character-count="189" meta:non-whitespace-character-count="1475"/>
  </office:meta>
</office:document-meta>
</file>